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STAN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1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<text:span text:style-name="T1">b</text:span><text:span text:style-name="T2"> (Boltzmns)</text:span></text:p>
          </table:table-cell>
          <table:table-cell office:value-type="float" office:value="1.380649E-023" calcext:value-type="float">
            <text:p>1.380649E-23</text:p>
          </table:table-cell>
          <table:table-cell office:value-type="string" calcext:value-type="string">
            <text:p>J<text:span text:style-name="T3">·K</text:span><text:span text:style-name="T4">-1</text:span></text:p>
          </table:table-cell>
          <table:table-cell table:formula="of:=([.$B$3]*[.$B$4])/(5*[.$B$2]*[.E2])" office:value-type="float" office:value="0.000000778738009284567" calcext:value-type="float">
            <text:p>7.78738009284567E-07</text:p>
          </table:table-cell>
          <table:table-cell table:formula="of:=3422+273.15" office:value-type="float" office:value="3695.15" calcext:value-type="float">
            <text:p>3695.15</text:p>
          </table:table-cell>
          <table:table-cell/>
        </table:table-row>
        <table:table-row table:style-name="ro1">
          <table:table-cell office:value-type="string" calcext:value-type="string">
            <text:p>h (Planck)</text:p>
          </table:table-cell>
          <table:table-cell table:style-name="ce2" office:value-type="float" office:value="6.62607015E-034" calcext:value-type="float">
            <text:p>6.63E-34</text:p>
          </table:table-cell>
          <table:table-cell office:value-type="string" calcext:value-type="string">
            <text:p>J<text:span text:style-name="T3">·s</text:span></text:p>
          </table:table-cell>
          <table:table-cell table:formula="of:=([.$B$3]*[.$B$4])/(5*[.$B$2]*[.E3])" office:value-type="float" office:value="0.00000927794214092493" calcext:value-type="float">
            <text:p>9.27794214092493E-06</text:p>
          </table:table-cell>
          <table:table-cell table:formula="of:=37+273.15" office:value-type="float" office:value="310.15" calcext:value-type="float">
            <text:p>310.15</text:p>
          </table:table-cell>
          <table:table-cell/>
        </table:table-row>
        <table:table-row table:style-name="ro1">
          <table:table-cell office:value-type="string" calcext:value-type="string">
            <text:p>c (S.o.L.)</text:p>
          </table:table-cell>
          <table:table-cell office:value-type="float" office:value="299792458" calcext:value-type="float">
            <text:p>299792458</text:p>
          </table:table-cell>
          <table:table-cell office:value-type="string" calcext:value-type="string">
            <text:p>m<text:span text:style-name="T3">·s</text:span><text:span text:style-name="T4">-1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b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0.02/0.00000001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2a</text:p>
          </table:table-cell>
        </table:table-row>
        <table:table-row table:style-name="ro1">
          <table:table-cell table:number-columns-repeated="5"/>
          <table:table-cell table:formula="of:=1/25000000" office:value-type="float" office:value="0.00000004" calcext:value-type="float">
            <text:p>4E-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c</text:p>
          </table:table-cell>
          <table:table-cell/>
          <table:table-cell table:formula="of:=0.02/[.F7]" office:value-type="float" office:value="500000" calcext:value-type="float">
            <text:p>500000</text:p>
          </table:table-cell>
        </table:table-row>
        <table:table-row table:style-name="ro1">
          <table:table-cell table:number-columns-repeated="3"/>
          <table:table-cell table:formula="of:=0.02/1.87E-019" office:value-type="float" office:value="1.06951871657754E+017" calcext:value-type="float">
            <text:p>1.06951871657754E+0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d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5/3.73E-019" office:value-type="float" office:value="1.34048257372654E+019" calcext:value-type="float">
            <text:p>1.34048257372654E+019</text:p>
          </table:table-cell>
          <table:table-cell table:number-columns-repeated="2"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20T07:10:55.288524239</meta:creation-date>
    <dc:date>2021-01-20T11:13:40.661380188</dc:date>
    <meta:editing-duration>PT1H7M42S</meta:editing-duration>
    <meta:editing-cycles>5</meta:editing-cycles>
    <meta:generator>LibreOffice/6.4.6.2$MacOSX_X86_64 LibreOffice_project/0ce51a4fd21bff07a5c061082cc82c5ed232f115</meta:generator>
    <meta:document-statistic meta:table-count="1" meta:cell-count="26" meta:object-count="0"/>
  </office:meta>
</office:document-meta>
</file>